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50000008078C5B8EC2ADFE439.png" manifest:media-type="image/png"/>
  <manifest:file-entry manifest:full-path="Pictures/100001C40000146500000D3B85200CA952246B0D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3" svg:font-family="'Liberation Mono', 'Courier New', 'Nimbus Mono L', 'DejaVu Sans Mono'" style:font-family-generic="modern" style:font-pitch="fixed"/>
    <style:font-face style:name="Liberation Mono" svg:font-family="'Liberation Mono'" style:font-family-generic="modern" style:font-pitch="variable"/>
    <style:font-face style:name="Liberation Mono2" svg:font-family="'Liberation Mono', 'Courier New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="none" fo:min-height="1.0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9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style:font-name="Liberation Mono1" fo:font-size="24pt" style:font-name-asian="Liberation Mono3" style:font-size-asian="24pt" style:font-name-complex="Liberation Mono3" style:font-size-complex="24pt"/>
    </style:style>
    <style:style style:name="P5" style:family="paragraph">
      <loext:graphic-properties draw:fill="none" draw:fill-color="#ffffff"/>
      <style:text-properties style:font-name="Liberation Mono1"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/>
      <style:text-properties fo:color="#ff3333" style:font-name="Liberation Mono1" fo:font-size="24pt" fo:font-weight="bold" style:font-name-asian="Liberation Mono3" style:font-size-asian="24pt" style:font-weight-asian="bold" style:font-name-complex="Liberation Mono3" style:font-size-complex="24pt" style:font-weight-complex="bold"/>
    </style:style>
    <style:style style:name="T1" style:family="text">
      <style:text-properties style:font-name="Liberation Mono1" fo:font-size="24pt" style:font-name-asian="Liberation Mono3" style:font-size-asian="24pt" style:font-name-complex="Liberation Mono3" style:font-size-complex="24pt"/>
    </style:style>
    <style:style style:name="T2" style:family="text">
      <style:text-properties style:font-name="Liberation Mono1"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Mono1" fo:font-size="24pt" style:font-size-asian="24pt" style:font-size-complex="24pt"/>
    </style:style>
    <style:style style:name="T5" style:family="text">
      <style:text-properties fo:color="#ff3333" style:font-name="Liberation Mono1" fo:font-size="24pt" fo:font-weight="bold" style:font-name-asian="Liberation Mono3" style:font-size-asian="24pt" style:font-weight-asian="bold" style:font-name-complex="Liberation Mono3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g>
            <draw:frame draw:style-name="gr1" draw:text-style-name="P1" draw:layer="layout" svg:width="5.22cm" svg:height="3.386cm" svg:x="5.696cm" svg:y="4.456cm">
              <draw:image xlink:href="Pictures/100001C40000146500000D3B85200CA952246B0D.svg" xlink:type="simple" xlink:show="embed" xlink:actuate="onLoad">
                <text:p/>
              </draw:image>
              <draw:image xlink:href="Pictures/10000201000000C50000008078C5B8EC2ADFE439.png" xlink:type="simple" xlink:show="embed" xlink:actuate="onLoad"/>
            </draw:frame>
            <draw:frame draw:style-name="gr2" draw:text-style-name="P2" draw:layer="layout" svg:width="3.048cm" svg:height="0.962cm" svg:x="6.782cm" svg:y="5.896cm">
              <draw:text-box>
                <text:p>discount</text:p>
              </draw:text-box>
            </draw:frame>
          </draw:g>
          <draw:line draw:style-name="gr3" draw:text-style-name="P1" draw:layer="layout" svg:x1="8.236cm" svg:y1="3.84cm" svg:x2="8.236cm" svg:y2="4.963cm">
            <text:p/>
          </draw:line>
          <draw:line draw:style-name="gr3" draw:text-style-name="P1" draw:layer="layout" svg:x1="8.236cm" svg:y1="7.696cm" svg:x2="8.236cm" svg:y2="8.819cm">
            <text:p/>
          </draw:line>
        </draw:g>
        <draw:frame draw:style-name="gr4" draw:text-style-name="P4" draw:layer="layout" svg:width="20.32cm" svg:height="1.34cm" svg:x="6.104cm" svg:y="9.074cm">
          <draw:text-box>
            <text:p text:style-name="P3"><text:span text:style-name="T1">(3.555</text:span></text:p>
          </draw:text-box>
        </draw:frame>
        <draw:frame draw:style-name="gr5" draw:text-style-name="P5" draw:layer="layout" svg:width="16.764cm" svg:height="1.369cm" svg:x="5.618cm" svg:y="0.762cm">
          <draw:text-box>
            <text:p><text:span text:style-name="T2">(map discount price-vector)</text:span></text:p>
          </draw:text-box>
        </draw:frame>
        <draw:frame draw:style-name="gr6" draw:text-style-name="P6" draw:layer="layout" svg:width="23.406cm" svg:height="1.34cm" svg:x="1.486cm" svg:y="2.724cm">
          <draw:text-box>
            <text:p><text:span text:style-name="T3">price-vector <text:s text:c="2"/></text:span><text:span text:style-name="T4">[3.95 <text:s text:c="2"/>6.80 <text:s text:c="2"/>2.49 <text:s text:c="2"/>5.33 <text:s text:c="2"/>1.99]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g>
          <draw:g>
            <draw:frame draw:style-name="gr1" draw:text-style-name="P1" draw:layer="layout" svg:width="5.22cm" svg:height="3.386cm" svg:x="9.512cm" svg:y="4.61cm">
              <draw:image xlink:href="Pictures/100001C40000146500000D3B85200CA952246B0D.svg" xlink:type="simple" xlink:show="embed" xlink:actuate="onLoad">
                <text:p/>
              </draw:image>
              <draw:image xlink:href="Pictures/10000201000000C50000008078C5B8EC2ADFE439.png" xlink:type="simple" xlink:show="embed" xlink:actuate="onLoad"/>
            </draw:frame>
            <draw:frame draw:style-name="gr2" draw:text-style-name="P2" draw:layer="layout" svg:width="3.048cm" svg:height="0.962cm" svg:x="10.598cm" svg:y="6.05cm">
              <draw:text-box>
                <text:p>discount</text:p>
              </draw:text-box>
            </draw:frame>
          </draw:g>
          <draw:line draw:style-name="gr3" draw:text-style-name="P1" draw:layer="layout" svg:x1="12.052cm" svg:y1="3.994cm" svg:x2="12.052cm" svg:y2="5.117cm">
            <text:p/>
          </draw:line>
          <draw:line draw:style-name="gr3" draw:text-style-name="P1" draw:layer="layout" svg:x1="12.052cm" svg:y1="7.85cm" svg:x2="12.052cm" svg:y2="8.973cm">
            <text:p/>
          </draw:line>
        </draw:g>
        <draw:frame draw:style-name="gr5" draw:text-style-name="P5" draw:layer="layout" svg:width="16.764cm" svg:height="1.369cm" svg:x="5.618cm" svg:y="0.763cm">
          <draw:text-box>
            <text:p><text:span text:style-name="T2">(map discount price-vector)</text:span></text:p>
          </draw:text-box>
        </draw:frame>
        <draw:frame draw:style-name="gr6" draw:text-style-name="P6" draw:layer="layout" svg:width="23.406cm" svg:height="1.34cm" svg:x="1.486cm" svg:y="2.724cm">
          <draw:text-box>
            <text:p><text:span text:style-name="T3">price-vector <text:s text:c="2"/></text:span><text:span text:style-name="T4">[3.95 <text:s text:c="2"/>6.80 <text:s text:c="2"/>2.49 <text:s text:c="2"/>5.33 <text:s text:c="2"/>1.99]</text:span></text:p>
          </draw:text-box>
        </draw:frame>
        <draw:frame draw:style-name="gr4" draw:text-style-name="P4" draw:layer="layout" svg:width="20.32cm" svg:height="1.34cm" svg:x="6.104cm" svg:y="9.074cm">
          <draw:text-box>
            <text:p text:style-name="P3"><text:span text:style-name="T1">(3.555 <text:s text:c="2"/>6.12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g>
          <draw:g>
            <draw:frame draw:style-name="gr1" draw:text-style-name="P1" draw:layer="layout" svg:width="5.22cm" svg:height="3.386cm" svg:x="12.712cm" svg:y="4.61cm">
              <draw:image xlink:href="Pictures/100001C40000146500000D3B85200CA952246B0D.svg" xlink:type="simple" xlink:show="embed" xlink:actuate="onLoad">
                <text:p/>
              </draw:image>
              <draw:image xlink:href="Pictures/10000201000000C50000008078C5B8EC2ADFE439.png" xlink:type="simple" xlink:show="embed" xlink:actuate="onLoad"/>
            </draw:frame>
            <draw:frame draw:style-name="gr2" draw:text-style-name="P2" draw:layer="layout" svg:width="3.048cm" svg:height="0.962cm" svg:x="13.798cm" svg:y="6.05cm">
              <draw:text-box>
                <text:p>discount</text:p>
              </draw:text-box>
            </draw:frame>
          </draw:g>
          <draw:line draw:style-name="gr3" draw:text-style-name="P1" draw:layer="layout" svg:x1="15.252cm" svg:y1="3.994cm" svg:x2="15.252cm" svg:y2="5.117cm">
            <text:p/>
          </draw:line>
          <draw:line draw:style-name="gr3" draw:text-style-name="P1" draw:layer="layout" svg:x1="15.252cm" svg:y1="7.85cm" svg:x2="15.252cm" svg:y2="8.973cm">
            <text:p/>
          </draw:line>
        </draw:g>
        <draw:frame draw:style-name="gr5" draw:text-style-name="P5" draw:layer="layout" svg:width="16.764cm" svg:height="1.369cm" svg:x="5.618cm" svg:y="0.763cm">
          <draw:text-box>
            <text:p><text:span text:style-name="T2">(map discount price-vector)</text:span></text:p>
          </draw:text-box>
        </draw:frame>
        <draw:frame draw:style-name="gr6" draw:text-style-name="P6" draw:layer="layout" svg:width="23.406cm" svg:height="1.34cm" svg:x="1.486cm" svg:y="2.724cm">
          <draw:text-box>
            <text:p><text:span text:style-name="T3">price-vector <text:s text:c="2"/></text:span><text:span text:style-name="T4">[3.95 <text:s text:c="2"/>6.80 <text:s text:c="2"/>2.49 <text:s text:c="2"/>5.33 <text:s text:c="2"/>1.99]</text:span></text:p>
          </draw:text-box>
        </draw:frame>
        <draw:frame draw:style-name="gr4" draw:text-style-name="P4" draw:layer="layout" svg:width="20.32cm" svg:height="1.34cm" svg:x="6.104cm" svg:y="9.074cm">
          <draw:text-box>
            <text:p text:style-name="P3"><text:span text:style-name="T1">(3.555 <text:s text:c="2"/>6.12 <text:s text:c="2"/>2.241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g>
          <draw:g>
            <draw:frame draw:style-name="gr1" draw:text-style-name="P1" draw:layer="layout" svg:width="5.22cm" svg:height="3.386cm" svg:x="16.312cm" svg:y="4.61cm">
              <draw:image xlink:href="Pictures/100001C40000146500000D3B85200CA952246B0D.svg" xlink:type="simple" xlink:show="embed" xlink:actuate="onLoad">
                <text:p/>
              </draw:image>
              <draw:image xlink:href="Pictures/10000201000000C50000008078C5B8EC2ADFE439.png" xlink:type="simple" xlink:show="embed" xlink:actuate="onLoad"/>
            </draw:frame>
            <draw:frame draw:style-name="gr2" draw:text-style-name="P2" draw:layer="layout" svg:width="3.048cm" svg:height="0.962cm" svg:x="17.398cm" svg:y="6.05cm">
              <draw:text-box>
                <text:p>discount</text:p>
              </draw:text-box>
            </draw:frame>
          </draw:g>
          <draw:line draw:style-name="gr3" draw:text-style-name="P1" draw:layer="layout" svg:x1="18.852cm" svg:y1="3.994cm" svg:x2="18.852cm" svg:y2="5.117cm">
            <text:p/>
          </draw:line>
          <draw:line draw:style-name="gr3" draw:text-style-name="P1" draw:layer="layout" svg:x1="18.852cm" svg:y1="7.85cm" svg:x2="18.852cm" svg:y2="8.973cm">
            <text:p/>
          </draw:line>
        </draw:g>
        <draw:frame draw:style-name="gr5" draw:text-style-name="P5" draw:layer="layout" svg:width="16.764cm" svg:height="1.369cm" svg:x="5.618cm" svg:y="0.763cm">
          <draw:text-box>
            <text:p><text:span text:style-name="T2">(map discount price-vector)</text:span></text:p>
          </draw:text-box>
        </draw:frame>
        <draw:frame draw:style-name="gr6" draw:text-style-name="P6" draw:layer="layout" svg:width="23.406cm" svg:height="1.34cm" svg:x="1.486cm" svg:y="2.724cm">
          <draw:text-box>
            <text:p><text:span text:style-name="T3">price-vector <text:s text:c="2"/></text:span><text:span text:style-name="T4">[3.95 <text:s text:c="2"/>6.80 <text:s text:c="2"/>2.49 <text:s text:c="2"/>5.33 <text:s text:c="2"/>1.99]</text:span></text:p>
          </draw:text-box>
        </draw:frame>
        <draw:frame draw:style-name="gr4" draw:text-style-name="P4" draw:layer="layout" svg:width="20.32cm" svg:height="1.34cm" svg:x="6.104cm" svg:y="9.074cm">
          <draw:text-box>
            <text:p text:style-name="P3"><text:span text:style-name="T1">(3.555 <text:s text:c="2"/>6.12 <text:s text:c="2"/>2.241 <text:s/>4.797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g>
          <draw:g>
            <draw:frame draw:style-name="gr1" draw:text-style-name="P1" draw:layer="layout" svg:width="5.22cm" svg:height="3.386cm" svg:x="19.912cm" svg:y="4.61cm">
              <draw:image xlink:href="Pictures/100001C40000146500000D3B85200CA952246B0D.svg" xlink:type="simple" xlink:show="embed" xlink:actuate="onLoad">
                <text:p/>
              </draw:image>
              <draw:image xlink:href="Pictures/10000201000000C50000008078C5B8EC2ADFE439.png" xlink:type="simple" xlink:show="embed" xlink:actuate="onLoad"/>
            </draw:frame>
            <draw:frame draw:style-name="gr2" draw:text-style-name="P2" draw:layer="layout" svg:width="3.048cm" svg:height="0.962cm" svg:x="20.998cm" svg:y="6.05cm">
              <draw:text-box>
                <text:p>discount</text:p>
              </draw:text-box>
            </draw:frame>
          </draw:g>
          <draw:line draw:style-name="gr3" draw:text-style-name="P1" draw:layer="layout" svg:x1="22.452cm" svg:y1="3.994cm" svg:x2="22.452cm" svg:y2="5.117cm">
            <text:p/>
          </draw:line>
          <draw:line draw:style-name="gr3" draw:text-style-name="P1" draw:layer="layout" svg:x1="22.452cm" svg:y1="7.85cm" svg:x2="22.452cm" svg:y2="8.973cm">
            <text:p/>
          </draw:line>
        </draw:g>
        <draw:frame draw:style-name="gr5" draw:text-style-name="P5" draw:layer="layout" svg:width="16.764cm" svg:height="1.369cm" svg:x="5.618cm" svg:y="0.763cm">
          <draw:text-box>
            <text:p><text:span text:style-name="T2">(map discount price-vector)</text:span></text:p>
          </draw:text-box>
        </draw:frame>
        <draw:frame draw:style-name="gr6" draw:text-style-name="P6" draw:layer="layout" svg:width="23.406cm" svg:height="1.34cm" svg:x="1.486cm" svg:y="2.724cm">
          <draw:text-box>
            <text:p><text:span text:style-name="T3">price-vector <text:s text:c="2"/></text:span><text:span text:style-name="T4">[3.95 <text:s text:c="2"/>6.80 <text:s text:c="2"/>2.49 <text:s text:c="2"/>5.33 <text:s text:c="2"/>1.99]</text:span></text:p>
          </draw:text-box>
        </draw:frame>
        <draw:frame draw:style-name="gr4" draw:text-style-name="P4" draw:layer="layout" svg:width="20.32cm" svg:height="1.34cm" svg:x="6.104cm" svg:y="9.074cm">
          <draw:text-box>
            <text:p text:style-name="P3"><text:span text:style-name="T1">(3.555 <text:s text:c="2"/>6.12 <text:s text:c="2"/>2.241 <text:s/>4.797 <text:s/>1.791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5" draw:layer="layout" svg:width="16.764cm" svg:height="1.369cm" svg:x="5.618cm" svg:y="0.763cm">
          <draw:text-box>
            <text:p><text:span text:style-name="T2">(map discount price-vector)</text:span></text:p>
          </draw:text-box>
        </draw:frame>
        <draw:frame draw:style-name="gr6" draw:text-style-name="P6" draw:layer="layout" svg:width="23.406cm" svg:height="1.34cm" svg:x="1.486cm" svg:y="2.724cm">
          <draw:text-box>
            <text:p><text:span text:style-name="T3">price-vector <text:s text:c="2"/></text:span><text:span text:style-name="T4">[3.95 <text:s text:c="2"/>6.80 <text:s text:c="2"/>2.49 <text:s text:c="2"/>5.33 <text:s text:c="2"/>1.99]</text:span></text:p>
          </draw:text-box>
        </draw:frame>
        <draw:frame draw:style-name="gr4" draw:text-style-name="P9" draw:layer="layout" svg:width="20.32cm" svg:height="1.34cm" svg:x="6.104cm" svg:y="9.074cm">
          <draw:text-box>
            <text:p text:style-name="P3"><text:span text:style-name="T5">(3.555 <text:s text:c="2"/>6.12 <text:s text:c="2"/>2.241 <text:s/>4.797 <text:s/>1.791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3" svg:font-family="'Liberation Mono', 'Courier New', 'Nimbus Mono L', 'DejaVu Sans Mono'" style:font-family-generic="modern" style:font-pitch="fixed"/>
    <style:font-face style:name="Liberation Mono" svg:font-family="'Liberation Mono'" style:font-family-generic="modern" style:font-pitch="variable"/>
    <style:font-face style:name="Liberation Mono2" svg:font-family="'Liberation Mono', 'Courier New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David Eisenberg</meta:initial-creator>
    <meta:creation-date>2016-08-03T21:17:18.079502451</meta:creation-date>
    <dc:date>2016-08-05T16:06:49.498690874</dc:date>
    <dc:creator>J David Eisenberg</dc:creator>
    <meta:editing-duration>PT48M59S</meta:editing-duration>
    <meta:editing-cycles>18</meta:editing-cycles>
    <meta:generator>LibreOffice/5.0.4.2$Linux_X86_64 LibreOffice_project/2b9802c1994aa0b7dc6079e128979269cf95bc78</meta:generator>
    <meta:document-statistic meta:object-count="81"/>
  </office:meta>
</office:document-meta>
</file>